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office:mimetype="application/vnd.oasis.opendocument.spreadsheet-template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default-cell-style-name="Default"/>
        <table:table-column table:style-name="defaultCol0" table:default-cell-style-name="Default"/>
        <table:table-row>
          <table:table-cell>
            <text:p xmlns:text="urn:oasis:names:tc:opendocument:xmlns:text:1.0">uid</text:p>
          </table:table-cell>
          <table:table-cell>
            <text:p xmlns:text="urn:oasis:names:tc:opendocument:xmlns:text:1.0">cn</text:p>
          </table:table-cell>
        </table:table-row>
        <table:table-row>
          <table:table-cell>
            <text:p xmlns:text="urn:oasis:names:tc:opendocument:xmlns:text:1.0">018864649</text:p>
          </table:table-cell>
          <table:table-cell>
            <text:p xmlns:text="urn:oasis:names:tc:opendocument:xmlns:text:1.0">Andy Kovacs</text:p>
          </table:table-cell>
        </table:table-row>
        <table:table-row>
          <table:table-cell>
            <text:p xmlns:text="urn:oasis:names:tc:opendocument:xmlns:text:1.0">399827897</text:p>
          </table:table-cell>
          <table:table-cell>
            <text:p xmlns:text="urn:oasis:names:tc:opendocument:xmlns:text:1.0">Robert G. Kovacs</text:p>
          </table:table-cell>
        </table:table-row>
        <table:table-row>
          <table:table-cell>
            <text:p xmlns:text="urn:oasis:names:tc:opendocument:xmlns:text:1.0">7A4139897</text:p>
          </table:table-cell>
          <table:table-cell>
            <text:p xmlns:text="urn:oasis:names:tc:opendocument:xmlns:text:1.0">Mia Kovacs</text:p>
          </table:table-cell>
        </table:table-row>
        <table:table-row>
          <table:table-cell>
            <text:p xmlns:text="urn:oasis:names:tc:opendocument:xmlns:text:1.0">914959897</text:p>
          </table:table-cell>
          <table:table-cell>
            <text:p xmlns:text="urn:oasis:names:tc:opendocument:xmlns:text:1.0">Robert Kovacs</text:p>
          </table:table-cell>
        </table:table-row>
        <table:table-row>
          <table:table-cell>
            <text:p xmlns:text="urn:oasis:names:tc:opendocument:xmlns:text:1.0">H04402740</text:p>
          </table:table-cell>
          <table:table-cell>
            <text:p xmlns:text="urn:oasis:names:tc:opendocument:xmlns:text:1.0">Szilvia Kovacs</text:p>
          </table:table-cell>
        </table:table-row>
        <table:table-row>
          <table:table-cell>
            <text:p xmlns:text="urn:oasis:names:tc:opendocument:xmlns:text:1.0">H04411740</text:p>
          </table:table-cell>
          <table:table-cell>
            <text:p xmlns:text="urn:oasis:names:tc:opendocument:xmlns:text:1.0">ANDRAS LASZLO KOVACS</text:p>
          </table:table-cell>
        </table:table-row>
        <table:table-row>
          <table:table-cell>
            <text:p xmlns:text="urn:oasis:names:tc:opendocument:xmlns:text:1.0">H04417740</text:p>
          </table:table-cell>
          <table:table-cell>
            <text:p xmlns:text="urn:oasis:names:tc:opendocument:xmlns:text:1.0">TIBOR KOVACS</text:p>
          </table:table-cell>
        </table:table-row>
        <table:table-row>
          <table:table-cell>
            <text:p xmlns:text="urn:oasis:names:tc:opendocument:xmlns:text:1.0">H04419740</text:p>
          </table:table-cell>
          <table:table-cell>
            <text:p xmlns:text="urn:oasis:names:tc:opendocument:xmlns:text:1.0">Istvan Kovacs</text:p>
          </table:table-cell>
        </table:table-row>
        <table:table-row>
          <table:table-cell>
            <text:p xmlns:text="urn:oasis:names:tc:opendocument:xmlns:text:1.0">H81874740</text:p>
          </table:table-cell>
          <table:table-cell>
            <text:p xmlns:text="urn:oasis:names:tc:opendocument:xmlns:text:1.0">Attila Kovacs</text:p>
          </table:table-cell>
        </table:table-row>
        <table:table-row>
          <table:table-cell>
            <text:p xmlns:text="urn:oasis:names:tc:opendocument:xmlns:text:1.0">H83849740</text:p>
          </table:table-cell>
          <table:table-cell>
            <text:p xmlns:text="urn:oasis:names:tc:opendocument:xmlns:text:1.0">Helga Kovacs</text:p>
          </table:table-cell>
        </table:table-row>
        <table:table-row>
          <table:table-cell>
            <text:p xmlns:text="urn:oasis:names:tc:opendocument:xmlns:text:1.0">H83851740</text:p>
          </table:table-cell>
          <table:table-cell>
            <text:p xmlns:text="urn:oasis:names:tc:opendocument:xmlns:text:1.0">Istvan Kovacs</text:p>
          </table:table-cell>
        </table:table-row>
        <table:table-row>
          <table:table-cell>
            <text:p xmlns:text="urn:oasis:names:tc:opendocument:xmlns:text:1.0">H85033740</text:p>
          </table:table-cell>
          <table:table-cell>
            <text:p xmlns:text="urn:oasis:names:tc:opendocument:xmlns:text:1.0">Sandor Kovacs</text:p>
          </table:table-cell>
        </table:table-row>
        <table:table-row>
          <table:table-cell>
            <text:p xmlns:text="urn:oasis:names:tc:opendocument:xmlns:text:1.0">703588616</text:p>
          </table:table-cell>
          <table:table-cell>
            <text:p xmlns:text="urn:oasis:names:tc:opendocument:xmlns:text:1.0">Rosie Kovacs</text:p>
          </table:table-cell>
        </table:table-row>
        <table:table-row>
          <table:table-cell>
            <text:p xmlns:text="urn:oasis:names:tc:opendocument:xmlns:text:1.0">H85210740</text:p>
          </table:table-cell>
          <table:table-cell>
            <text:p xmlns:text="urn:oasis:names:tc:opendocument:xmlns:text:1.0">Janos Kovacs</text:p>
          </table:table-cell>
        </table:table-row>
        <table:table-row>
          <table:table-cell>
            <text:p xmlns:text="urn:oasis:names:tc:opendocument:xmlns:text:1.0">H04434740</text:p>
          </table:table-cell>
          <table:table-cell>
            <text:p xmlns:text="urn:oasis:names:tc:opendocument:xmlns:text:1.0">RITA FULOPNE KOVACS</text:p>
          </table:table-cell>
        </table:table-row>
        <table:table-row>
          <table:table-cell>
            <text:p xmlns:text="urn:oasis:names:tc:opendocument:xmlns:text:1.0">H04443740</text:p>
          </table:table-cell>
          <table:table-cell>
            <text:p xmlns:text="urn:oasis:names:tc:opendocument:xmlns:text:1.0">Szilard Kovacs</text:p>
          </table:table-cell>
        </table:table-row>
        <table:table-row>
          <table:table-cell>
            <text:p xmlns:text="urn:oasis:names:tc:opendocument:xmlns:text:1.0">H85717740</text:p>
          </table:table-cell>
          <table:table-cell>
            <text:p xmlns:text="urn:oasis:names:tc:opendocument:xmlns:text:1.0">Zoltan Kovacs</text:p>
          </table:table-cell>
        </table:table-row>
        <table:table-row>
          <table:table-cell>
            <text:p xmlns:text="urn:oasis:names:tc:opendocument:xmlns:text:1.0">H85554740</text:p>
          </table:table-cell>
          <table:table-cell>
            <text:p xmlns:text="urn:oasis:names:tc:opendocument:xmlns:text:1.0">Timea Kovacs</text:p>
          </table:table-cell>
        </table:table-row>
        <table:table-row>
          <table:table-cell>
            <text:p xmlns:text="urn:oasis:names:tc:opendocument:xmlns:text:1.0">H85583740</text:p>
          </table:table-cell>
          <table:table-cell>
            <text:p xmlns:text="urn:oasis:names:tc:opendocument:xmlns:text:1.0">Andras Kovacs</text:p>
          </table:table-cell>
        </table:table-row>
        <table:table-row>
          <table:table-cell>
            <text:p xmlns:text="urn:oasis:names:tc:opendocument:xmlns:text:1.0">H85772740</text:p>
          </table:table-cell>
          <table:table-cell>
            <text:p xmlns:text="urn:oasis:names:tc:opendocument:xmlns:text:1.0">Edit Kovacs</text:p>
          </table:table-cell>
        </table:table-row>
        <table:table-row>
          <table:table-cell>
            <text:p xmlns:text="urn:oasis:names:tc:opendocument:xmlns:text:1.0">1A6563897</text:p>
          </table:table-cell>
          <table:table-cell>
            <text:p xmlns:text="urn:oasis:names:tc:opendocument:xmlns:text:1.0">Nicholas R. Kovacs</text:p>
          </table:table-cell>
        </table:table-row>
        <table:table-row>
          <table:table-cell>
            <text:p xmlns:text="urn:oasis:names:tc:opendocument:xmlns:text:1.0">H85945740</text:p>
          </table:table-cell>
          <table:table-cell>
            <text:p xmlns:text="urn:oasis:names:tc:opendocument:xmlns:text:1.0">Peter Kovacs</text:p>
          </table:table-cell>
        </table:table-row>
        <table:table-row>
          <table:table-cell>
            <text:p xmlns:text="urn:oasis:names:tc:opendocument:xmlns:text:1.0">H85716740</text:p>
          </table:table-cell>
          <table:table-cell>
            <text:p xmlns:text="urn:oasis:names:tc:opendocument:xmlns:text:1.0">Zoltan Kovacs</text:p>
          </table:table-cell>
        </table:table-row>
        <table:table-row>
          <table:table-cell>
            <text:p xmlns:text="urn:oasis:names:tc:opendocument:xmlns:text:1.0">H04400740</text:p>
          </table:table-cell>
          <table:table-cell>
            <text:p xmlns:text="urn:oasis:names:tc:opendocument:xmlns:text:1.0">Klaudia Kovacs</text:p>
          </table:table-cell>
        </table:table-row>
        <table:table-row>
          <table:table-cell>
            <text:p xmlns:text="urn:oasis:names:tc:opendocument:xmlns:text:1.0">H04397740</text:p>
          </table:table-cell>
          <table:table-cell>
            <text:p xmlns:text="urn:oasis:names:tc:opendocument:xmlns:text:1.0">Kinga Kovacs</text:p>
          </table:table-cell>
        </table:table-row>
        <table:table-row>
          <table:table-cell>
            <text:p xmlns:text="urn:oasis:names:tc:opendocument:xmlns:text:1.0">H86083740</text:p>
          </table:table-cell>
          <table:table-cell>
            <text:p xmlns:text="urn:oasis:names:tc:opendocument:xmlns:text:1.0">Norbert Kovacs</text:p>
          </table:table-cell>
        </table:table-row>
        <table:table-row>
          <table:table-cell>
            <text:p xmlns:text="urn:oasis:names:tc:opendocument:xmlns:text:1.0">057634706</text:p>
          </table:table-cell>
          <table:table-cell>
            <text:p xmlns:text="urn:oasis:names:tc:opendocument:xmlns:text:1.0">Gabrielle Kovacs</text:p>
          </table:table-cell>
        </table:table-row>
        <table:table-row>
          <table:table-cell>
            <text:p xmlns:text="urn:oasis:names:tc:opendocument:xmlns:text:1.0">CIE474838</text:p>
          </table:table-cell>
          <table:table-cell>
            <text:p xmlns:text="urn:oasis:names:tc:opendocument:xmlns:text:1.0">Kaszon Kovacs</text:p>
          </table:table-cell>
        </table:table-row>
        <table:table-row>
          <table:table-cell>
            <text:p xmlns:text="urn:oasis:names:tc:opendocument:xmlns:text:1.0">H86088740</text:p>
          </table:table-cell>
          <table:table-cell>
            <text:p xmlns:text="urn:oasis:names:tc:opendocument:xmlns:text:1.0">Arpad Kovacs</text:p>
          </table:table-cell>
        </table:table-row>
        <table:table-row>
          <table:table-cell>
            <text:p xmlns:text="urn:oasis:names:tc:opendocument:xmlns:text:1.0">Y60860788</text:p>
          </table:table-cell>
          <table:table-cell>
            <text:p xmlns:text="urn:oasis:names:tc:opendocument:xmlns:text:1.0">Zoltan Kovacs</text:p>
          </table:table-cell>
        </table:table-row>
        <table:table-row>
          <table:table-cell>
            <text:p xmlns:text="urn:oasis:names:tc:opendocument:xmlns:text:1.0">H04464740</text:p>
          </table:table-cell>
          <table:table-cell>
            <text:p xmlns:text="urn:oasis:names:tc:opendocument:xmlns:text:1.0">Krisztina Kovacs</text:p>
          </table:table-cell>
        </table:table-row>
        <table:table-row>
          <table:table-cell>
            <text:p xmlns:text="urn:oasis:names:tc:opendocument:xmlns:text:1.0">H86175740</text:p>
          </table:table-cell>
          <table:table-cell>
            <text:p xmlns:text="urn:oasis:names:tc:opendocument:xmlns:text:1.0">Attila Tibor Kovacs</text:p>
          </table:table-cell>
        </table:table-row>
        <table:table-row>
          <table:table-cell>
            <text:p xmlns:text="urn:oasis:names:tc:opendocument:xmlns:text:1.0">H04467740</text:p>
          </table:table-cell>
          <table:table-cell>
            <text:p xmlns:text="urn:oasis:names:tc:opendocument:xmlns:text:1.0">Richard Kovacs</text:p>
          </table:table-cell>
        </table:table-row>
        <table:table-row>
          <table:table-cell>
            <text:p xmlns:text="urn:oasis:names:tc:opendocument:xmlns:text:1.0">H88220740</text:p>
          </table:table-cell>
          <table:table-cell>
            <text:p xmlns:text="urn:oasis:names:tc:opendocument:xmlns:text:1.0">MELINDA KOVACS</text:p>
          </table:table-cell>
        </table:table-row>
        <table:table-row>
          <table:table-cell>
            <text:p xmlns:text="urn:oasis:names:tc:opendocument:xmlns:text:1.0">H04468740</text:p>
          </table:table-cell>
          <table:table-cell>
            <text:p xmlns:text="urn:oasis:names:tc:opendocument:xmlns:text:1.0">Ildiko Kovacs</text:p>
          </table:table-cell>
        </table:table-row>
        <table:table-row>
          <table:table-cell>
            <text:p xmlns:text="urn:oasis:names:tc:opendocument:xmlns:text:1.0">H88292740</text:p>
          </table:table-cell>
          <table:table-cell>
            <text:p xmlns:text="urn:oasis:names:tc:opendocument:xmlns:text:1.0">JANOS KOVACS</text:p>
          </table:table-cell>
        </table:table-row>
        <table:table-row>
          <table:table-cell>
            <text:p xmlns:text="urn:oasis:names:tc:opendocument:xmlns:text:1.0">H04469740</text:p>
          </table:table-cell>
          <table:table-cell>
            <text:p xmlns:text="urn:oasis:names:tc:opendocument:xmlns:text:1.0">Marta Kovacs</text:p>
          </table:table-cell>
        </table:table-row>
        <table:table-row>
          <table:table-cell>
            <text:p xmlns:text="urn:oasis:names:tc:opendocument:xmlns:text:1.0">H88320740</text:p>
          </table:table-cell>
          <table:table-cell>
            <text:p xmlns:text="urn:oasis:names:tc:opendocument:xmlns:text:1.0">ROBERT KOVACS</text:p>
          </table:table-cell>
        </table:table-row>
        <table:table-row>
          <table:table-cell>
            <text:p xmlns:text="urn:oasis:names:tc:opendocument:xmlns:text:1.0">H04395740</text:p>
          </table:table-cell>
          <table:table-cell>
            <text:p xmlns:text="urn:oasis:names:tc:opendocument:xmlns:text:1.0">Robert S. Kovacs</text:p>
          </table:table-cell>
        </table:table-row>
        <table:table-row>
          <table:table-cell>
            <text:p xmlns:text="urn:oasis:names:tc:opendocument:xmlns:text:1.0">H88358740</text:p>
          </table:table-cell>
          <table:table-cell>
            <text:p xmlns:text="urn:oasis:names:tc:opendocument:xmlns:text:1.0">ATTILA KOVACS</text:p>
          </table:table-cell>
        </table:table-row>
        <table:table-row>
          <table:table-cell>
            <text:p xmlns:text="urn:oasis:names:tc:opendocument:xmlns:text:1.0">H86374740</text:p>
          </table:table-cell>
          <table:table-cell>
            <text:p xmlns:text="urn:oasis:names:tc:opendocument:xmlns:text:1.0">Adrienn Farkas</text:p>
          </table:table-cell>
        </table:table-row>
        <table:table-row>
          <table:table-cell>
            <text:p xmlns:text="urn:oasis:names:tc:opendocument:xmlns:text:1.0">H04471740</text:p>
          </table:table-cell>
          <table:table-cell>
            <text:p xmlns:text="urn:oasis:names:tc:opendocument:xmlns:text:1.0">Helga Kovacs</text:p>
          </table:table-cell>
        </table:table-row>
        <table:table-row>
          <table:table-cell>
            <text:p xmlns:text="urn:oasis:names:tc:opendocument:xmlns:text:1.0">H04473740</text:p>
          </table:table-cell>
          <table:table-cell>
            <text:p xmlns:text="urn:oasis:names:tc:opendocument:xmlns:text:1.0">Janos Kovacs</text:p>
          </table:table-cell>
        </table:table-row>
        <table:table-row>
          <table:table-cell>
            <text:p xmlns:text="urn:oasis:names:tc:opendocument:xmlns:text:1.0">H88435740</text:p>
          </table:table-cell>
          <table:table-cell>
            <text:p xmlns:text="urn:oasis:names:tc:opendocument:xmlns:text:1.0">ATTILA KOVACS</text:p>
          </table:table-cell>
        </table:table-row>
        <table:table-row>
          <table:table-cell>
            <text:p xmlns:text="urn:oasis:names:tc:opendocument:xmlns:text:1.0">Y92463740</text:p>
          </table:table-cell>
          <table:table-cell>
            <text:p xmlns:text="urn:oasis:names:tc:opendocument:xmlns:text:1.0">Krisztian Kovacs</text:p>
          </table:table-cell>
        </table:table-row>
        <table:table-row>
          <table:table-cell>
            <text:p xmlns:text="urn:oasis:names:tc:opendocument:xmlns:text:1.0">H04474740</text:p>
          </table:table-cell>
          <table:table-cell>
            <text:p xmlns:text="urn:oasis:names:tc:opendocument:xmlns:text:1.0">Timea Kovacs</text:p>
          </table:table-cell>
        </table:table-row>
        <table:table-row>
          <table:table-cell>
            <text:p xmlns:text="urn:oasis:names:tc:opendocument:xmlns:text:1.0">H88516740</text:p>
          </table:table-cell>
          <table:table-cell>
            <text:p xmlns:text="urn:oasis:names:tc:opendocument:xmlns:text:1.0">KRISZTIAN KOVACS</text:p>
          </table:table-cell>
        </table:table-row>
        <table:table-row>
          <table:table-cell>
            <text:p xmlns:text="urn:oasis:names:tc:opendocument:xmlns:text:1.0">H88487740</text:p>
          </table:table-cell>
          <table:table-cell>
            <text:p xmlns:text="urn:oasis:names:tc:opendocument:xmlns:text:1.0">BARBARA KOVACS</text:p>
          </table:table-cell>
        </table:table-row>
        <table:table-row>
          <table:table-cell>
            <text:p xmlns:text="urn:oasis:names:tc:opendocument:xmlns:text:1.0">H88568740</text:p>
          </table:table-cell>
          <table:table-cell>
            <text:p xmlns:text="urn:oasis:names:tc:opendocument:xmlns:text:1.0">TAMAS KOVACS</text:p>
          </table:table-cell>
        </table:table-row>
        <table:table-row>
          <table:table-cell>
            <text:p xmlns:text="urn:oasis:names:tc:opendocument:xmlns:text:1.0">C-8VK2897</text:p>
          </table:table-cell>
          <table:table-cell>
            <text:p xmlns:text="urn:oasis:names:tc:opendocument:xmlns:text:1.0">Terrence Kovacs</text:p>
          </table:table-cell>
        </table:table-row>
        <table:table-row>
          <table:table-cell>
            <text:p xmlns:text="urn:oasis:names:tc:opendocument:xmlns:text:1.0">H04475740</text:p>
          </table:table-cell>
          <table:table-cell>
            <text:p xmlns:text="urn:oasis:names:tc:opendocument:xmlns:text:1.0">Krisztian Kovacs</text:p>
          </table:table-cell>
        </table:table-row>
        <table:table-row>
          <table:table-cell>
            <text:p xmlns:text="urn:oasis:names:tc:opendocument:xmlns:text:1.0">H04476740</text:p>
          </table:table-cell>
          <table:table-cell>
            <text:p xmlns:text="urn:oasis:names:tc:opendocument:xmlns:text:1.0">Tunde Kovacs</text:p>
          </table:table-cell>
        </table:table-row>
        <table:table-row>
          <table:table-cell>
            <text:p xmlns:text="urn:oasis:names:tc:opendocument:xmlns:text:1.0">H04394740</text:p>
          </table:table-cell>
          <table:table-cell>
            <text:p xmlns:text="urn:oasis:names:tc:opendocument:xmlns:text:1.0">Kitti Aradi-Kovacs</text:p>
          </table:table-cell>
        </table:table-row>
        <table:table-row>
          <table:table-cell>
            <text:p xmlns:text="urn:oasis:names:tc:opendocument:xmlns:text:1.0">H04393740</text:p>
          </table:table-cell>
          <table:table-cell>
            <text:p xmlns:text="urn:oasis:names:tc:opendocument:xmlns:text:1.0">Janka Kovacs</text:p>
          </table:table-cell>
        </table:table-row>
        <table:table-row>
          <table:table-cell>
            <text:p xmlns:text="urn:oasis:names:tc:opendocument:xmlns:text:1.0">H04477740</text:p>
          </table:table-cell>
          <table:table-cell>
            <text:p xmlns:text="urn:oasis:names:tc:opendocument:xmlns:text:1.0">Krisztina Kovacs</text:p>
          </table:table-cell>
        </table:table-row>
        <table:table-row>
          <table:table-cell>
            <text:p xmlns:text="urn:oasis:names:tc:opendocument:xmlns:text:1.0">H88632740</text:p>
          </table:table-cell>
          <table:table-cell>
            <text:p xmlns:text="urn:oasis:names:tc:opendocument:xmlns:text:1.0">ROLAND KOVACS</text:p>
          </table:table-cell>
        </table:table-row>
        <table:table-row>
          <table:table-cell>
            <text:p xmlns:text="urn:oasis:names:tc:opendocument:xmlns:text:1.0">H86422740</text:p>
          </table:table-cell>
          <table:table-cell>
            <text:p xmlns:text="urn:oasis:names:tc:opendocument:xmlns:text:1.0">Marcell Kovacs</text:p>
          </table:table-cell>
        </table:table-row>
        <table:table-row>
          <table:table-cell>
            <text:p xmlns:text="urn:oasis:names:tc:opendocument:xmlns:text:1.0">Y999VU740</text:p>
          </table:table-cell>
          <table:table-cell>
            <text:p xmlns:text="urn:oasis:names:tc:opendocument:xmlns:text:1.0">Mate Kovacs</text:p>
          </table:table-cell>
        </table:table-row>
        <table:table-row>
          <table:table-cell>
            <text:p xmlns:text="urn:oasis:names:tc:opendocument:xmlns:text:1.0">Y99CDR740</text:p>
          </table:table-cell>
          <table:table-cell>
            <text:p xmlns:text="urn:oasis:names:tc:opendocument:xmlns:text:1.0">Laszlo Kovacs</text:p>
          </table:table-cell>
        </table:table-row>
        <table:table-row>
          <table:table-cell>
            <text:p xmlns:text="urn:oasis:names:tc:opendocument:xmlns:text:1.0">H04479740</text:p>
          </table:table-cell>
          <table:table-cell>
            <text:p xmlns:text="urn:oasis:names:tc:opendocument:xmlns:text:1.0">Rita Kovacs</text:p>
          </table:table-cell>
        </table:table-row>
        <table:table-row>
          <table:table-cell>
            <text:p xmlns:text="urn:oasis:names:tc:opendocument:xmlns:text:1.0">7D6874897</text:p>
          </table:table-cell>
          <table:table-cell>
            <text:p xmlns:text="urn:oasis:names:tc:opendocument:xmlns:text:1.0">Ann R. Kovacs</text:p>
          </table:table-cell>
        </table:table-row>
        <table:table-row>
          <table:table-cell>
            <text:p xmlns:text="urn:oasis:names:tc:opendocument:xmlns:text:1.0">H36785740</text:p>
          </table:table-cell>
          <table:table-cell>
            <text:p xmlns:text="urn:oasis:names:tc:opendocument:xmlns:text:1.0">Karoly Kovacs</text:p>
          </table:table-cell>
        </table:table-row>
        <table:table-row>
          <table:table-cell>
            <text:p xmlns:text="urn:oasis:names:tc:opendocument:xmlns:text:1.0">H52963740</text:p>
          </table:table-cell>
          <table:table-cell>
            <text:p xmlns:text="urn:oasis:names:tc:opendocument:xmlns:text:1.0">Peter Kovacs</text:p>
          </table:table-cell>
        </table:table-row>
        <table:table-row>
          <table:table-cell>
            <text:p xmlns:text="urn:oasis:names:tc:opendocument:xmlns:text:1.0">H53599740</text:p>
          </table:table-cell>
          <table:table-cell>
            <text:p xmlns:text="urn:oasis:names:tc:opendocument:xmlns:text:1.0">Levente Kovacs</text:p>
          </table:table-cell>
        </table:table-row>
        <table:table-row>
          <table:table-cell>
            <text:p xmlns:text="urn:oasis:names:tc:opendocument:xmlns:text:1.0">H55459740</text:p>
          </table:table-cell>
          <table:table-cell>
            <text:p xmlns:text="urn:oasis:names:tc:opendocument:xmlns:text:1.0">Rita Kovacs</text:p>
          </table:table-cell>
        </table:table-row>
        <table:table-row>
          <table:table-cell>
            <text:p xmlns:text="urn:oasis:names:tc:opendocument:xmlns:text:1.0">0G0959897</text:p>
          </table:table-cell>
          <table:table-cell>
            <text:p xmlns:text="urn:oasis:names:tc:opendocument:xmlns:text:1.0">KRISTOF KOVACS</text:p>
          </table:table-cell>
        </table:table-row>
        <table:table-row>
          <table:table-cell>
            <text:p xmlns:text="urn:oasis:names:tc:opendocument:xmlns:text:1.0">H66572740</text:p>
          </table:table-cell>
          <table:table-cell>
            <text:p xmlns:text="urn:oasis:names:tc:opendocument:xmlns:text:1.0">Tamas Kovacs</text:p>
          </table:table-cell>
        </table:table-row>
        <table:table-row>
          <table:table-cell>
            <text:p xmlns:text="urn:oasis:names:tc:opendocument:xmlns:text:1.0">H67388740</text:p>
          </table:table-cell>
          <table:table-cell>
            <text:p xmlns:text="urn:oasis:names:tc:opendocument:xmlns:text:1.0">Gergely Kovacs</text:p>
          </table:table-cell>
        </table:table-row>
        <table:table-row>
          <table:table-cell>
            <text:p xmlns:text="urn:oasis:names:tc:opendocument:xmlns:text:1.0">H79936740</text:p>
          </table:table-cell>
          <table:table-cell>
            <text:p xmlns:text="urn:oasis:names:tc:opendocument:xmlns:text:1.0">Melinda Kovacs</text:p>
          </table:table-cell>
        </table:table-row>
        <table:table-row>
          <table:table-cell>
            <text:p xmlns:text="urn:oasis:names:tc:opendocument:xmlns:text:1.0">Y9A4GB618</text:p>
          </table:table-cell>
          <table:table-cell>
            <text:p xmlns:text="urn:oasis:names:tc:opendocument:xmlns:text:1.0">Kurt Kovacs</text:p>
          </table:table-cell>
        </table:table-row>
        <table:table-row>
          <table:table-cell>
            <text:p xmlns:text="urn:oasis:names:tc:opendocument:xmlns:text:1.0">H87988740</text:p>
          </table:table-cell>
          <table:table-cell>
            <text:p xmlns:text="urn:oasis:names:tc:opendocument:xmlns:text:1.0">Zoltan Jozsef Kovacs</text:p>
          </table:table-cell>
        </table:table-row>
        <table:table-row>
          <table:table-cell>
            <text:p xmlns:text="urn:oasis:names:tc:opendocument:xmlns:text:1.0">Y9A5J9740</text:p>
          </table:table-cell>
          <table:table-cell>
            <text:p xmlns:text="urn:oasis:names:tc:opendocument:xmlns:text:1.0">Zsolt Kovacs</text:p>
          </table:table-cell>
        </table:table-row>
        <table:table-row>
          <table:table-cell>
            <text:p xmlns:text="urn:oasis:names:tc:opendocument:xmlns:text:1.0">H89293740</text:p>
          </table:table-cell>
          <table:table-cell>
            <text:p xmlns:text="urn:oasis:names:tc:opendocument:xmlns:text:1.0">Karoly Kovacs</text:p>
          </table:table-cell>
        </table:table-row>
        <table:table-row>
          <table:table-cell>
            <text:p xmlns:text="urn:oasis:names:tc:opendocument:xmlns:text:1.0">H02135740</text:p>
          </table:table-cell>
          <table:table-cell>
            <text:p xmlns:text="urn:oasis:names:tc:opendocument:xmlns:text:1.0">Akos Kovacs</text:p>
          </table:table-cell>
        </table:table-row>
        <table:table-row>
          <table:table-cell>
            <text:p xmlns:text="urn:oasis:names:tc:opendocument:xmlns:text:1.0">H02336740</text:p>
          </table:table-cell>
          <table:table-cell>
            <text:p xmlns:text="urn:oasis:names:tc:opendocument:xmlns:text:1.0">Zoltan Kovacs</text:p>
          </table:table-cell>
        </table:table-row>
        <table:table-row>
          <table:table-cell>
            <text:p xmlns:text="urn:oasis:names:tc:opendocument:xmlns:text:1.0">H03300740</text:p>
          </table:table-cell>
          <table:table-cell>
            <text:p xmlns:text="urn:oasis:names:tc:opendocument:xmlns:text:1.0">Erika Kovacs</text:p>
          </table:table-cell>
        </table:table-row>
        <table:table-row>
          <table:table-cell>
            <text:p xmlns:text="urn:oasis:names:tc:opendocument:xmlns:text:1.0">C-CHT1897</text:p>
          </table:table-cell>
          <table:table-cell>
            <text:p xmlns:text="urn:oasis:names:tc:opendocument:xmlns:text:1.0">Mike Kovacs</text:p>
          </table:table-cell>
        </table:table-row>
        <table:table-row>
          <table:table-cell>
            <text:p xmlns:text="urn:oasis:names:tc:opendocument:xmlns:text:1.0">H07809740</text:p>
          </table:table-cell>
          <table:table-cell>
            <text:p xmlns:text="urn:oasis:names:tc:opendocument:xmlns:text:1.0">Barbara Kovacs</text:p>
          </table:table-cell>
        </table:table-row>
        <table:table-row>
          <table:table-cell>
            <text:p xmlns:text="urn:oasis:names:tc:opendocument:xmlns:text:1.0">H08315740</text:p>
          </table:table-cell>
          <table:table-cell>
            <text:p xmlns:text="urn:oasis:names:tc:opendocument:xmlns:text:1.0">Gergely Kovacs</text:p>
          </table:table-cell>
        </table:table-row>
        <table:table-row>
          <table:table-cell>
            <text:p xmlns:text="urn:oasis:names:tc:opendocument:xmlns:text:1.0">H11731740</text:p>
          </table:table-cell>
          <table:table-cell>
            <text:p xmlns:text="urn:oasis:names:tc:opendocument:xmlns:text:1.0">Attila Kovacs</text:p>
          </table:table-cell>
        </table:table-row>
        <table:table-row>
          <table:table-cell>
            <text:p xmlns:text="urn:oasis:names:tc:opendocument:xmlns:text:1.0">115237631</text:p>
          </table:table-cell>
          <table:table-cell>
            <text:p xmlns:text="urn:oasis:names:tc:opendocument:xmlns:text:1.0">Giancarlo Gazzaneo Kovacs</text:p>
          </table:table-cell>
        </table:table-row>
        <table:table-row>
          <table:table-cell>
            <text:p xmlns:text="urn:oasis:names:tc:opendocument:xmlns:text:1.0">Y9AFPW740</text:p>
          </table:table-cell>
          <table:table-cell>
            <text:p xmlns:text="urn:oasis:names:tc:opendocument:xmlns:text:1.0">Peter Kovacs</text:p>
          </table:table-cell>
        </table:table-row>
        <table:table-row>
          <table:table-cell>
            <text:p xmlns:text="urn:oasis:names:tc:opendocument:xmlns:text:1.0">H13523740</text:p>
          </table:table-cell>
          <table:table-cell>
            <text:p xmlns:text="urn:oasis:names:tc:opendocument:xmlns:text:1.0">Adrienn Kovacs</text:p>
          </table:table-cell>
        </table:table-row>
        <table:table-row>
          <table:table-cell>
            <text:p xmlns:text="urn:oasis:names:tc:opendocument:xmlns:text:1.0">H15289740</text:p>
          </table:table-cell>
          <table:table-cell>
            <text:p xmlns:text="urn:oasis:names:tc:opendocument:xmlns:text:1.0">Dora Kovacs</text:p>
          </table:table-cell>
        </table:table-row>
        <table:table-row>
          <table:table-cell>
            <text:p xmlns:text="urn:oasis:names:tc:opendocument:xmlns:text:1.0">Y9AGW4740</text:p>
          </table:table-cell>
          <table:table-cell>
            <text:p xmlns:text="urn:oasis:names:tc:opendocument:xmlns:text:1.0">Daniel Kovacs</text:p>
          </table:table-cell>
        </table:table-row>
        <table:table-row>
          <table:table-cell>
            <text:p xmlns:text="urn:oasis:names:tc:opendocument:xmlns:text:1.0">H20395740</text:p>
          </table:table-cell>
          <table:table-cell>
            <text:p xmlns:text="urn:oasis:names:tc:opendocument:xmlns:text:1.0">Zoltan Kovacs</text:p>
          </table:table-cell>
        </table:table-row>
        <table:table-row>
          <table:table-cell>
            <text:p xmlns:text="urn:oasis:names:tc:opendocument:xmlns:text:1.0">H20394740</text:p>
          </table:table-cell>
          <table:table-cell>
            <text:p xmlns:text="urn:oasis:names:tc:opendocument:xmlns:text:1.0">Eszter Kovacs</text:p>
          </table:table-cell>
        </table:table-row>
        <table:table-row>
          <table:table-cell>
            <text:p xmlns:text="urn:oasis:names:tc:opendocument:xmlns:text:1.0">376578616</text:p>
          </table:table-cell>
          <table:table-cell>
            <text:p xmlns:text="urn:oasis:names:tc:opendocument:xmlns:text:1.0">Carol Kovacs</text:p>
          </table:table-cell>
        </table:table-row>
        <table:table-row>
          <table:table-cell>
            <text:p xmlns:text="urn:oasis:names:tc:opendocument:xmlns:text:1.0">H21157740</text:p>
          </table:table-cell>
          <table:table-cell>
            <text:p xmlns:text="urn:oasis:names:tc:opendocument:xmlns:text:1.0">Anna Eszter Kovacs</text:p>
          </table:table-cell>
        </table:table-row>
        <table:table-row>
          <table:table-cell>
            <text:p xmlns:text="urn:oasis:names:tc:opendocument:xmlns:text:1.0">H26467740</text:p>
          </table:table-cell>
          <table:table-cell>
            <text:p xmlns:text="urn:oasis:names:tc:opendocument:xmlns:text:1.0">Peter Kovacs</text:p>
          </table:table-cell>
        </table:table-row>
        <table:table-row>
          <table:table-cell>
            <text:p xmlns:text="urn:oasis:names:tc:opendocument:xmlns:text:1.0">Y9AM7W866</text:p>
          </table:table-cell>
          <table:table-cell>
            <text:p xmlns:text="urn:oasis:names:tc:opendocument:xmlns:text:1.0">Tunde Kovacs</text:p>
          </table:table-cell>
        </table:table-row>
        <table:table-row>
          <table:table-cell>
            <text:p xmlns:text="urn:oasis:names:tc:opendocument:xmlns:text:1.0">Y9AMG1740</text:p>
          </table:table-cell>
          <table:table-cell>
            <text:p xmlns:text="urn:oasis:names:tc:opendocument:xmlns:text:1.0">Andras Jozsef Kovacs</text:p>
          </table:table-cell>
        </table:table-row>
        <table:table-row>
          <table:table-cell>
            <text:p xmlns:text="urn:oasis:names:tc:opendocument:xmlns:text:1.0">H29583740</text:p>
          </table:table-cell>
          <table:table-cell>
            <text:p xmlns:text="urn:oasis:names:tc:opendocument:xmlns:text:1.0">Gabor Kovacs</text:p>
          </table:table-cell>
        </table:table-row>
        <table:table-row>
          <table:table-cell>
            <text:p xmlns:text="urn:oasis:names:tc:opendocument:xmlns:text:1.0">E882PA740</text:p>
          </table:table-cell>
          <table:table-cell>
            <text:p xmlns:text="urn:oasis:names:tc:opendocument:xmlns:text:1.0">Peter Kovacs</text:p>
          </table:table-cell>
        </table:table-row>
        <table:table-row>
          <table:table-cell>
            <text:p xmlns:text="urn:oasis:names:tc:opendocument:xmlns:text:1.0">P3204B820</text:p>
          </table:table-cell>
          <table:table-cell>
            <text:p xmlns:text="urn:oasis:names:tc:opendocument:xmlns:text:1.0">Tamas Kovacs</text:p>
          </table:table-cell>
        </table:table-row>
        <table:table-row>
          <table:table-cell>
            <text:p xmlns:text="urn:oasis:names:tc:opendocument:xmlns:text:1.0">H36070740</text:p>
          </table:table-cell>
          <table:table-cell>
            <text:p xmlns:text="urn:oasis:names:tc:opendocument:xmlns:text:1.0">Eszter Kovacs</text:p>
          </table:table-cell>
        </table:table-row>
        <table:table-row>
          <table:table-cell>
            <text:p xmlns:text="urn:oasis:names:tc:opendocument:xmlns:text:1.0">H37134740</text:p>
          </table:table-cell>
          <table:table-cell>
            <text:p xmlns:text="urn:oasis:names:tc:opendocument:xmlns:text:1.0">Bettina Ilka Kovacs</text:p>
          </table:table-cell>
        </table:table-row>
        <table:table-row>
          <table:table-cell>
            <text:p xmlns:text="urn:oasis:names:tc:opendocument:xmlns:text:1.0">H41839740</text:p>
          </table:table-cell>
          <table:table-cell>
            <text:p xmlns:text="urn:oasis:names:tc:opendocument:xmlns:text:1.0">Andrea Kovacs</text:p>
          </table:table-cell>
        </table:table-row>
        <table:table-row>
          <table:table-cell>
            <text:p xmlns:text="urn:oasis:names:tc:opendocument:xmlns:text:1.0">A43253693</text:p>
          </table:table-cell>
          <table:table-cell>
            <text:p xmlns:text="urn:oasis:names:tc:opendocument:xmlns:text:1.0">Gabor Kovacs</text:p>
          </table:table-cell>
        </table:table-row>
        <table:table-row>
          <table:table-cell>
            <text:p xmlns:text="urn:oasis:names:tc:opendocument:xmlns:text:1.0">Y9AUFW724</text:p>
          </table:table-cell>
          <table:table-cell>
            <text:p xmlns:text="urn:oasis:names:tc:opendocument:xmlns:text:1.0">Tamas Kovacs</text:p>
          </table:table-cell>
        </table:table-row>
        <table:table-row>
          <table:table-cell>
            <text:p xmlns:text="urn:oasis:names:tc:opendocument:xmlns:text:1.0">H45743740</text:p>
          </table:table-cell>
          <table:table-cell>
            <text:p xmlns:text="urn:oasis:names:tc:opendocument:xmlns:text:1.0">Adam Kovacs</text:p>
          </table:table-cell>
        </table:table-row>
        <table:table-row>
          <table:table-cell>
            <text:p xmlns:text="urn:oasis:names:tc:opendocument:xmlns:text:1.0">Y9AV8C740</text:p>
          </table:table-cell>
          <table:table-cell>
            <text:p xmlns:text="urn:oasis:names:tc:opendocument:xmlns:text:1.0">Klaudia Kovacs</text:p>
          </table:table-cell>
        </table:table-row>
        <table:table-row>
          <table:table-cell>
            <text:p xmlns:text="urn:oasis:names:tc:opendocument:xmlns:text:1.0">H47026740</text:p>
          </table:table-cell>
          <table:table-cell>
            <text:p xmlns:text="urn:oasis:names:tc:opendocument:xmlns:text:1.0">Eszter Kovacs</text:p>
          </table:table-cell>
        </table:table-row>
        <table:table-row>
          <table:table-cell>
            <text:p xmlns:text="urn:oasis:names:tc:opendocument:xmlns:text:1.0">2G2319848</text:p>
          </table:table-cell>
          <table:table-cell>
            <text:p xmlns:text="urn:oasis:names:tc:opendocument:xmlns:text:1.0">Daniel Kovacs</text:p>
          </table:table-cell>
        </table:table-row>
        <table:table-row>
          <table:table-cell>
            <text:p xmlns:text="urn:oasis:names:tc:opendocument:xmlns:text:1.0">H48193740</text:p>
          </table:table-cell>
          <table:table-cell>
            <text:p xmlns:text="urn:oasis:names:tc:opendocument:xmlns:text:1.0">Balazs Laszlo Kovacs</text:p>
          </table:table-cell>
        </table:table-row>
        <table:table-row>
          <table:table-cell>
            <text:p xmlns:text="urn:oasis:names:tc:opendocument:xmlns:text:1.0">Y99HW5740</text:p>
          </table:table-cell>
          <table:table-cell>
            <text:p xmlns:text="urn:oasis:names:tc:opendocument:xmlns:text:1.0">Adam Janos Kovacs</text:p>
          </table:table-cell>
        </table:table-row>
        <table:table-row>
          <table:table-cell>
            <text:p xmlns:text="urn:oasis:names:tc:opendocument:xmlns:text:1.0">H49783740</text:p>
          </table:table-cell>
          <table:table-cell>
            <text:p xmlns:text="urn:oasis:names:tc:opendocument:xmlns:text:1.0">Angela Kovacs</text:p>
          </table:table-cell>
        </table:table-row>
        <table:table-row>
          <table:table-cell>
            <text:p xmlns:text="urn:oasis:names:tc:opendocument:xmlns:text:1.0">H50124740</text:p>
          </table:table-cell>
          <table:table-cell>
            <text:p xmlns:text="urn:oasis:names:tc:opendocument:xmlns:text:1.0">Robert Kovacs</text:p>
          </table:table-cell>
        </table:table-row>
        <table:table-row>
          <table:table-cell>
            <text:p xmlns:text="urn:oasis:names:tc:opendocument:xmlns:text:1.0">H52954740</text:p>
          </table:table-cell>
          <table:table-cell>
            <text:p xmlns:text="urn:oasis:names:tc:opendocument:xmlns:text:1.0">Peter Imre Kovacs</text:p>
          </table:table-cell>
        </table:table-row>
        <table:table-row>
          <table:table-cell>
            <text:p xmlns:text="urn:oasis:names:tc:opendocument:xmlns:text:1.0">P52957820</text:p>
          </table:table-cell>
          <table:table-cell>
            <text:p xmlns:text="urn:oasis:names:tc:opendocument:xmlns:text:1.0">Rita Kovacs</text:p>
          </table:table-cell>
        </table:table-row>
        <table:table-row>
          <table:table-cell>
            <text:p xmlns:text="urn:oasis:names:tc:opendocument:xmlns:text:1.0">H53621740</text:p>
          </table:table-cell>
          <table:table-cell>
            <text:p xmlns:text="urn:oasis:names:tc:opendocument:xmlns:text:1.0">Emil Kovacs</text:p>
          </table:table-cell>
        </table:table-row>
        <table:table-row>
          <table:table-cell>
            <text:p xmlns:text="urn:oasis:names:tc:opendocument:xmlns:text:1.0">A5371B693</text:p>
          </table:table-cell>
          <table:table-cell>
            <text:p xmlns:text="urn:oasis:names:tc:opendocument:xmlns:text:1.0">Ladislav Kovacs</text:p>
          </table:table-cell>
        </table:table-row>
        <table:table-row>
          <table:table-cell>
            <text:p xmlns:text="urn:oasis:names:tc:opendocument:xmlns:text:1.0">H53716740</text:p>
          </table:table-cell>
          <table:table-cell>
            <text:p xmlns:text="urn:oasis:names:tc:opendocument:xmlns:text:1.0">Julia Kovacs</text:p>
          </table:table-cell>
        </table:table-row>
        <table:table-row>
          <table:table-cell>
            <text:p xmlns:text="urn:oasis:names:tc:opendocument:xmlns:text:1.0">H54318740</text:p>
          </table:table-cell>
          <table:table-cell>
            <text:p xmlns:text="urn:oasis:names:tc:opendocument:xmlns:text:1.0">Peter Kovacs</text:p>
          </table:table-cell>
        </table:table-row>
        <table:table-row>
          <table:table-cell>
            <text:p xmlns:text="urn:oasis:names:tc:opendocument:xmlns:text:1.0">H54486740</text:p>
          </table:table-cell>
          <table:table-cell>
            <text:p xmlns:text="urn:oasis:names:tc:opendocument:xmlns:text:1.0">Gyula Kovacs</text:p>
          </table:table-cell>
        </table:table-row>
        <table:table-row>
          <table:table-cell>
            <text:p xmlns:text="urn:oasis:names:tc:opendocument:xmlns:text:1.0">Y9B0GU740</text:p>
          </table:table-cell>
          <table:table-cell>
            <text:p xmlns:text="urn:oasis:names:tc:opendocument:xmlns:text:1.0">Balazs Kovacs</text:p>
          </table:table-cell>
        </table:table-row>
        <table:table-row>
          <table:table-cell>
            <text:p xmlns:text="urn:oasis:names:tc:opendocument:xmlns:text:1.0">Y99RMC740</text:p>
          </table:table-cell>
          <table:table-cell>
            <text:p xmlns:text="urn:oasis:names:tc:opendocument:xmlns:text:1.0">Adam Kovacs</text:p>
          </table:table-cell>
        </table:table-row>
        <table:table-row>
          <table:table-cell>
            <text:p xmlns:text="urn:oasis:names:tc:opendocument:xmlns:text:1.0">EB60PA740</text:p>
          </table:table-cell>
          <table:table-cell>
            <text:p xmlns:text="urn:oasis:names:tc:opendocument:xmlns:text:1.0">Alexandra Kovacs</text:p>
          </table:table-cell>
        </table:table-row>
        <table:table-row>
          <table:table-cell>
            <text:p xmlns:text="urn:oasis:names:tc:opendocument:xmlns:text:1.0">H88666740</text:p>
          </table:table-cell>
          <table:table-cell>
            <text:p xmlns:text="urn:oasis:names:tc:opendocument:xmlns:text:1.0">ANDRAS KOVACS</text:p>
          </table:table-cell>
        </table:table-row>
        <table:table-row>
          <table:table-cell>
            <text:p xmlns:text="urn:oasis:names:tc:opendocument:xmlns:text:1.0">A60955693</text:p>
          </table:table-cell>
          <table:table-cell>
            <text:p xmlns:text="urn:oasis:names:tc:opendocument:xmlns:text:1.0">Karol Kovacs</text:p>
          </table:table-cell>
        </table:table-row>
        <table:table-row>
          <table:table-cell>
            <text:p xmlns:text="urn:oasis:names:tc:opendocument:xmlns:text:1.0">H59375740</text:p>
          </table:table-cell>
          <table:table-cell>
            <text:p xmlns:text="urn:oasis:names:tc:opendocument:xmlns:text:1.0">Istvan Janos Kovacs</text:p>
          </table:table-cell>
        </table:table-row>
        <table:table-row>
          <table:table-cell>
            <text:p xmlns:text="urn:oasis:names:tc:opendocument:xmlns:text:1.0">H59377740</text:p>
          </table:table-cell>
          <table:table-cell>
            <text:p xmlns:text="urn:oasis:names:tc:opendocument:xmlns:text:1.0">Noemi Katalin Kovacs</text:p>
          </table:table-cell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</table:table>
    </office:spreadsheet>
  </office:body>
</office:document>
</file>